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9cm"/>
    </style:style>
    <style:style style:name="co2" style:family="table-column">
      <style:table-column-properties fo:break-before="auto" style:column-width="57.9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Application p-linéaire</text:p>
          </table:table-cell>
          <table:table-cell office:value-type="string" calcext:value-type="string">
            <text:p>Soient E et F deux R-EV et \(L:E^p\to F\). On dit que L est p-liénaire si elle est linéaire en chacune de ses variable, i.e. \(\forall (u_1,\dots, u_{p-1}\in E^{p-1}), \forall I\in \{1,\dots, p\}, L_I : v\in E \to L(u_1,\dots, u_{I-1},v,\dots u_I,\dots, u_{p-1})\). </text:p>
          </table:table-cell>
        </table:table-row>
        <table:table-row table:style-name="ro1">
          <table:table-cell office:value-type="string" calcext:value-type="string">
            <text:p>Application p-linéaire d'un vecteur nul</text:p>
          </table:table-cell>
          <table:table-cell office:value-type="string" calcext:value-type="string">
            <text:p>Soit une application p-linéaire <text:s/>si on met en position i le vecteur nul, le résultat est le vecteur nul de l'espace d'arrivé. </text:p>
          </table:table-cell>
        </table:table-row>
        <table:table-row table:style-name="ro1">
          <table:table-cell office:value-type="string" calcext:value-type="string">
            <text:p>Forme p-linéaire</text:p>
          </table:table-cell>
          <table:table-cell office:value-type="string" calcext:value-type="string">
            <text:p>L est une forme p-linéaire si l'espace d'arrivé est l'espace des réels. </text:p>
          </table:table-cell>
        </table:table-row>
        <table:table-row table:style-name="ro1">
          <table:table-cell office:value-type="string" calcext:value-type="string">
            <text:p>Forme p-linéaire alternée (FPA)</text:p>
          </table:table-cell>
          <table:table-cell office:value-type="string" calcext:value-type="string">
            <text:p>Soit L une forme p-linéaire. L est alternée si \(\forall (u_1,\dots, u_p)\in E^p\), si \(\exists (i\neq j)\tq u_i = u_j\), alors \(L(u_1,\dots, u_p) = 0\) </text:p>
          </table:table-cell>
        </table:table-row>
        <table:table-row table:style-name="ro1">
          <table:table-cell office:value-type="string" calcext:value-type="string">
            <text:p>Caractérisation d'une forme p-linéaire alternée</text:p>
          </table:table-cell>
          <table:table-cell office:value-type="string" calcext:value-type="string">
            <text:p>Soit \(L : E^p \to \R\) une forme p-linéaire alternée. Soit \(\forall (u_1,\dots, u_p)\in E^p\, \forall (i,j)\in \{1,\dots, p\}\). Alors \(L(u_1,\dots, u_i,\dots, u_j,\dots, u_p) = - L(u_1,\dots, u_j,\dots, u_i,\dots, u_p)\) </text:p>
          </table:table-cell>
        </table:table-row>
        <table:table-row table:style-name="ro1">
          <table:table-cell office:value-type="string" calcext:value-type="string">
            <text:p>Famille liée dans une FPA</text:p>
          </table:table-cell>
          <table:table-cell office:value-type="string" calcext:value-type="string">
            <text:p>Soit E un ev et L une forme p-linéaire alternée sur E. \(\forall (u_1,\dots, u_p)\) famille liée de E, alors \(L(u_1,\dots, u_p) = 0\) </text:p>
          </table:table-cell>
        </table:table-row>
        <table:table-row table:style-name="ro1">
          <table:table-cell office:value-type="string" calcext:value-type="string">
            <text:p>Forme linéaire en dimension 2</text:p>
          </table:table-cell>
          <table:table-cell office:value-type="string" calcext:value-type="string">
            <text:p>Soit L une forme 2-linéaire alternée. Alors \(\forall u = a_1+be_2,\forall v = \alpha e_1+\beta e_2, L(u,v) = (a\beta-\alpha b)L(e_1,e_2)\). Ainsi, la connaissance de \(L(e_1,e_2)\) équivaut à connaitre L </text:p>
          </table:table-cell>
        </table:table-row>
        <table:table-row table:style-name="ro1">
          <table:table-cell office:value-type="string" calcext:value-type="string">
            <text:p>Déterminant en dimension 2</text:p>
          </table:table-cell>
          <table:table-cell office:value-type="string" calcext:value-type="string">
            <text:p>Posons \(L_B : (u,v) \to a\beta -\alpha b\). C'est l'unique forme 2-linéaire alternée vériffiant \(L(e_1,e_2) = 1\). On l'appelle le Déterminant en base B, noté \(\det_B\). </text:p>
          </table:table-cell>
        </table:table-row>
        <table:table-row table:style-name="ro1">
          <table:table-cell office:value-type="string" calcext:value-type="string">
            <text:p>Forme linéaire (d2) et déterminant</text:p>
          </table:table-cell>
          <table:table-cell office:value-type="string" calcext:value-type="string">
            <text:p>Soit L une forme 2-linéaire alternée, alors \(L(u,v) = \det_b(u,v)L(e_1,e_2)\) </text:p>
          </table:table-cell>
        </table:table-row>
        <table:table-row table:style-name="ro1">
          <table:table-cell office:value-type="string" calcext:value-type="string">
            <text:p>Déterminant et base</text:p>
          </table:table-cell>
          <table:table-cell office:value-type="string" calcext:value-type="string">
            <text:p>Soit (u,v) une famille de E. (u,v) est une base de E \(\iff\) son Déterminant dans la base B est \(\neq 0\) </text:p>
          </table:table-cell>
        </table:table-row>
        <table:table-row table:style-name="ro1">
          <table:table-cell office:value-type="string" calcext:value-type="string">
            <text:p>Multiplication de det de 2 bases</text:p>
          </table:table-cell>
          <table:table-cell office:value-type="string" calcext:value-type="string">
            <text:p>Soit B et C 2 bases de E. \(det_B(b_1,b_2)det_C(e_1,e_2) = 1\) </text:p>
          </table:table-cell>
        </table:table-row>
        <table:table-row table:style-name="ro1">
          <table:table-cell office:value-type="string" calcext:value-type="string">
            <text:p>Déterminant d'endomorphisme dans plusieurs bases</text:p>
          </table:table-cell>
          <table:table-cell office:value-type="string" calcext:value-type="string">
            <text:p>Soit E un EV de dimension p, B et C 2 bases de E. Soit \(f\in l(E)\). Alors \(det_B(f(b_1),\dots, f(b_p)) = det_C(f(e_1)\dots, f(e_p))\) </text:p>
          </table:table-cell>
        </table:table-row>
        <table:table-row table:style-name="ro1">
          <table:table-cell office:value-type="string" calcext:value-type="string">
            <text:p>Déterminant de l'endomorphisme</text:p>
          </table:table-cell>
          <table:table-cell office:value-type="string" calcext:value-type="string">
            <text:p>Noté \(det(f)\), c'est le réel \(det_B(f(b_1),\dots, f(b_p))\) avec \(B = (b_1,\dots, b_p)\) une base quelconque </text:p>
          </table:table-cell>
        </table:table-row>
        <table:table-row table:style-name="ro1">
          <table:table-cell office:value-type="string" calcext:value-type="string">
            <text:p>Déterminant de vecteurs par endomorphisme et déterminant d'endomorphisme</text:p>
          </table:table-cell>
          <table:table-cell office:value-type="string" calcext:value-type="string">
            <text:p>\(\forall (u_1,\dots, u_p), det_B(f(u_1), \dots, f(u_p)) = det(f)det_b(u_1,\dots, u_p)\) </text:p>
          </table:table-cell>
        </table:table-row>
        <table:table-row table:style-name="ro1">
          <table:table-cell office:value-type="string" calcext:value-type="string">
            <text:p>Propriétés des det d'endomorphisme</text:p>
          </table:table-cell>
          <table:table-cell office:value-type="string" calcext:value-type="string">
            <text:p>1. Soient 2 endomorphismes. \(det(f\circ g) = det(f)\times det(g)\) <text:s/>2. \(det(I_d) = 1\) <text:s/>3. \(f\in L(E).\) f est bijectif \(\iff det(f)\neq 0\). Dans ce cas, \(det(f^{-1})=det(f)^{-1}\) </text:p>
          </table:table-cell>
        </table:table-row>
        <table:table-row table:style-name="ro1">
          <table:table-cell office:value-type="string" calcext:value-type="string">
            <text:p>déterminant d'une matrice d'application linéaire</text:p>
          </table:table-cell>
          <table:table-cell office:value-type="string" calcext:value-type="string">
            <text:p>On appelle dtéerminant de A, noté \(det(A)\) le réel \(det(f_A)\) </text:p>
          </table:table-cell>
        </table:table-row>
        <table:table-row table:style-name="ro1">
          <table:table-cell office:value-type="string" calcext:value-type="string">
            <text:p>Propriétés de déterminants d'applications linéaires</text:p>
          </table:table-cell>
          <table:table-cell office:value-type="string" calcext:value-type="string">
            <text:p>1. \(det(AB) = det(A)det(B)\) 2. \(det(Id) = 1\) <text:s/>3. A est inversible \(det(A)\neq 0\). Alors, \(det(A^{-1}) = det(A)^{-1}\)</text:p>
          </table:table-cell>
        </table:table-row>
        <table:table-row table:style-name="ro1">
          <table:table-cell office:value-type="string" calcext:value-type="string">
            <text:p>Lien entre déterminant de fonction et de matrice de fonction</text:p>
          </table:table-cell>
          <table:table-cell office:value-type="string" calcext:value-type="string">
            <text:p>Soit E un ev de dimension p, B une base de E, \(f\in L(E)\) et \(A = Mat_B(f)\). Alors \(det(f) = det(Mat_B(f)) = det(A)\) </text:p>
          </table:table-cell>
        </table:table-row>
        <table:table-row table:style-name="ro1">
          <table:table-cell office:value-type="string" calcext:value-type="string">
            <text:p>Développement du déterminant de matrice par rapport à une ligne</text:p>
          </table:table-cell>
          <table:table-cell office:value-type="string" calcext:value-type="string">
            <text:p>Soit une matrice carrée et on fixe I une ligne. Alors \(det(A) = \sum_{j=1}^p (-1)^{I+j}A_{ij}det(R_{ij}A)\) </text:p>
          </table:table-cell>
        </table:table-row>
        <table:table-row table:style-name="ro1">
          <table:table-cell office:value-type="string" calcext:value-type="string">
            <text:p>Développement du déterminant de matrice par rapport à une colonne</text:p>
          </table:table-cell>
          <table:table-cell office:value-type="string" calcext:value-type="string">
            <text:p>Soit une matrice carrée et on fixe J une colonne. Alors \(det(A) = \sum_{i=1}^p (-1)^{I+j}A_{ij}det(R_{ij}A)\) </text:p>
          </table:table-cell>
        </table:table-row>
        <table:table-row table:style-name="ro1">
          <table:table-cell office:value-type="string" calcext:value-type="string">
            <text:p>Déterminant d'une matrice et de sa transposée</text:p>
          </table:table-cell>
          <table:table-cell office:value-type="string" calcext:value-type="string">
            <text:p>\(det(A) = det(A^T)\). </text:p>
          </table:table-cell>
        </table:table-row>
        <table:table-row table:style-name="ro1">
          <table:table-cell office:value-type="string" calcext:value-type="string">
            <text:p>Sert à rien sauf pour la prochaine propriété</text:p>
          </table:table-cell>
          <table:table-cell office:value-type="string" calcext:value-type="string">
            <text:p>Soit B une base de E et une famille de vecteurs de E. On pose f définie par \(f(b_i) = u_i,\). Alors \(det(f) = det(u_1,\dots, u_p)\) </text:p>
          </table:table-cell>
        </table:table-row>
        <table:table-row table:style-name="ro1">
          <table:table-cell office:value-type="string" calcext:value-type="string">
            <text:p>Corollaire </text:p>
          </table:table-cell>
          <table:table-cell office:value-type="string" calcext:value-type="string">
            <text:p>Soit B une base de E et une famille de vecteurs u de E. On pose \(u_j = \sum_{k=1}^p a_{kj}b_k\) et on définit \(A\in M_p(\R) : A_{ij} = a_{ij}\). On remarque que chaque colonne comporte les coordonnées de chaque vecteurs de la famille dans la base. Alors \(det(B(u_1,\dots, u_p)=det(A))\). En particulier, \((u_1,\dots, u_p)\) est une base ssi A est inversible. </text:p>
          </table:table-cell>
        </table:table-row>
        <table:table-row table:style-name="ro1">
          <table:table-cell office:value-type="string" calcext:value-type="string">
            <text:p>Comatrice</text:p>
          </table:table-cell>
          <table:table-cell office:value-type="string" calcext:value-type="string">
            <text:p>On appelle comatrice de A, matrice carré la matrice définie par \(a_{ij} = (-1)^{i+j}\cdot det(R_{ij(A)})\) </text:p>
          </table:table-cell>
        </table:table-row>
        <table:table-row table:style-name="ro1">
          <table:table-cell office:value-type="string" calcext:value-type="string">
            <text:p>Formule théorique</text:p>
          </table:table-cell>
          <table:table-cell office:value-type="string" calcext:value-type="string">
            <text:p>\(A\cdot Com(A)^T = det(A)I_p\), donc \(A^{-1} = \frac{Com(A)^T}{det(A)}\) </text:p>
          </table:table-cell>
        </table:table-row>
        <table:table-row table:style-name="ro1">
          <table:table-cell office:value-type="string" calcext:value-type="string">
            <text:p>Déterminant d'une matrice 22</text:p>
          </table:table-cell>
          <table:table-cell office:value-type="string" calcext:value-type="string">
            <text:p>Le déterminant d'une matrice 22 <text:s/>est \(\begin{vmatrix} a&amp;b\\ c&amp;d <text:s text:c="16"/>\end{vmatrix} = ad-bc\) </text:p>
          </table:table-cell>
        </table:table-row>
        <table:table-row table:style-name="ro1">
          <table:table-cell office:value-type="string" calcext:value-type="string">
            <text:p>Déterminant de matrices triangulaires</text:p>
          </table:table-cell>
          <table:table-cell office:value-type="string" calcext:value-type="string">
            <text:p>\(\begin{vmatrix} \lambda_1&amp;*&amp;*\\ 0&amp;\lambda_2&amp;*\\ 0&amp;0&amp;\lambda_3 <text:s text:c="16"/>\end{vmatrix} =\begin{vmatrix} \lambda_1&amp;0&amp;0\\ .&amp;\lambda_2&amp;0\\ .&amp;.&amp;\lambda_3 <text:s text:c="16"/>\end{vmatrix} = \lambda_1\times\dots\times \lambda_p\) </text:p>
          </table:table-cell>
        </table:table-row>
        <table:table-row table:style-name="ro1">
          <table:table-cell office:value-type="string" calcext:value-type="string">
            <text:p>Propriétés calculatoires du déterminant de matrice</text:p>
          </table:table-cell>
          <table:table-cell office:value-type="string" calcext:value-type="string">
            <text:p>On prend une matrice carrée A que l'on écrit sous la forme <text:s/>de matrice de matrice colonne ou ligne. <text:s/>\begin{itemize} <text:s/>\item \(\begin{vmatrix} <text:s text:c="8"/>C_1&amp;\dots&amp;\lambda C_i&amp;C_p <text:s text:c="7"/>\end{vmatrix} = \lambda det(A)\) \item \(\begin{vmatrix} <text:s text:c="8"/>C_1&amp;\dots&amp; C_j&amp;\dots C_i &amp;\dots &amp;C_p <text:s text:c="7"/>\end{vmatrix} = -1 det(A)\) \item \(\begin{vmatrix} <text:s text:c="8"/>C_1&amp;\dots&amp;\lambda C_i+\lambda C_j&amp;C_p <text:s text:c="7"/>\end{vmatrix} = det(A)\) : pratique car permet de faire apparaitre des 0. \item Cela vaut pour les lignes également \end{itemize}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1:23:52.988976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11:41:07.991525427</dc:date>
    <meta:editing-duration>PT7M33S</meta:editing-duration>
    <meta:editing-cycles>2</meta:editing-cycles>
    <meta:generator>LibreOffice/24.2.7.2$Linux_X86_64 LibreOffice_project/420$Build-2</meta:generator>
    <meta:document-statistic meta:table-count="1" meta:cell-count="58" meta:object-count="0"/>
  </office:meta>
</office:document-meta>
</file>